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111111" officeooo:rsid="003b8228" officeooo:paragraph-rsid="003c28aa"/>
    </style:style>
    <style:style style:name="P2" style:family="paragraph" style:parent-style-name="Standard">
      <style:paragraph-properties fo:text-align="center" style:justify-single-word="false"/>
      <style:text-properties fo:color="#111111" style:font-name="Nazli" officeooo:rsid="003a1b0f" officeooo:paragraph-rsid="003fa2a2"/>
    </style:style>
    <style:style style:name="P3" style:family="paragraph" style:parent-style-name="Standard">
      <loext:graphic-properties draw:fill="solid" draw:fill-color="#cfe7f5" draw:fill-image-width="0in" draw:fill-image-height="0in"/>
      <style:paragraph-properties fo:background-color="#cfe7f5"/>
      <style:text-properties fo:color="#111111" style:font-name="Nazli" fo:font-size="10pt" officeooo:rsid="000d34d4" officeooo:paragraph-rsid="000d34d4" style:font-size-asian="10pt" style:font-size-complex="10pt"/>
    </style:style>
    <style:style style:name="P4" style:family="paragraph" style:parent-style-name="Standard">
      <loext:graphic-properties draw:fill="solid" draw:fill-color="#cfe7f5" draw:fill-image-width="0in" draw:fill-image-height="0in"/>
      <style:paragraph-properties fo:background-color="#cfe7f5"/>
      <style:text-properties fo:color="#111111" style:font-name="Nazli" fo:font-size="10pt" officeooo:rsid="00135a00" officeooo:paragraph-rsid="0014d272" style:font-size-asian="10pt" style:font-size-complex="10pt"/>
    </style:style>
    <style:style style:name="P5" style:family="paragraph" style:parent-style-name="Standard">
      <loext:graphic-properties draw:fill="solid" draw:fill-color="#cfe7f5" draw:fill-image-width="0in" draw:fill-image-height="0in"/>
      <style:paragraph-properties fo:background-color="#cfe7f5"/>
      <style:text-properties fo:color="#111111" style:font-name="Nazli" fo:font-size="10pt" officeooo:rsid="00104210" officeooo:paragraph-rsid="00318513" style:font-size-asian="10pt" style:font-size-complex="10pt"/>
    </style:style>
    <style:style style:name="P6" style:family="paragraph" style:parent-style-name="Standard">
      <loext:graphic-properties draw:fill="solid" draw:fill-color="#83caff" draw:fill-image-width="0in" draw:fill-image-height="0in"/>
      <style:paragraph-properties fo:background-color="#83caff"/>
      <style:text-properties fo:color="#111111" style:font-name="Nazli" fo:font-size="10pt" officeooo:rsid="00104210" officeooo:paragraph-rsid="00104210" style:font-size-asian="10pt" style:font-size-complex="10pt"/>
    </style:style>
    <style:style style:name="P7" style:family="paragraph" style:parent-style-name="Standard">
      <loext:graphic-properties draw:fill="solid" draw:fill-color="#99ccff" draw:fill-image-width="0in" draw:fill-image-height="0in"/>
      <style:paragraph-properties fo:background-color="#99ccff"/>
      <style:text-properties fo:color="#111111" style:font-name="Nazli" fo:font-size="10pt" officeooo:rsid="001f04f4" officeooo:paragraph-rsid="0024875e" style:font-size-asian="10pt" style:font-size-complex="10pt"/>
    </style:style>
    <style:style style:name="P8" style:family="paragraph" style:parent-style-name="Standard">
      <loext:graphic-properties draw:fill="solid" draw:fill-color="#ccccff" draw:fill-image-width="0in" draw:fill-image-height="0in"/>
      <style:paragraph-properties fo:background-color="#ccccff"/>
      <style:text-properties fo:color="#111111" style:font-name="Nazli" fo:font-size="10pt" officeooo:rsid="001f04f4" officeooo:paragraph-rsid="001f04f4" style:font-size-asian="10pt" style:font-size-complex="10pt"/>
    </style:style>
    <style:style style:name="P9" style:family="paragraph" style:parent-style-name="Standard">
      <loext:graphic-properties draw:fill="solid" draw:fill-color="#e6e6ff" draw:fill-image-width="0in" draw:fill-image-height="0in"/>
      <style:paragraph-properties fo:background-color="#e6e6ff"/>
      <style:text-properties fo:color="#111111" style:font-name="Nazli" fo:font-size="10pt" officeooo:rsid="001bbfca" officeooo:paragraph-rsid="0036891d" style:font-size-asian="10pt" style:font-size-complex="10pt"/>
    </style:style>
    <style:style style:name="P10" style:family="paragraph" style:parent-style-name="Standard">
      <loext:graphic-properties draw:fill="solid" draw:fill-color="#ccccff" draw:fill-image-width="0in" draw:fill-image-height="0in"/>
      <style:paragraph-properties fo:background-color="#ccccff"/>
      <style:text-properties fo:color="#111111" style:font-name="Nazli" fo:font-size="10pt" officeooo:rsid="001d2b15" officeooo:paragraph-rsid="001d2b15" style:font-size-asian="10pt" style:font-size-complex="10pt"/>
    </style:style>
    <style:style style:name="P11" style:family="paragraph" style:parent-style-name="Standard">
      <style:text-properties fo:color="#111111" style:font-name="Nazli" fo:font-size="10pt" officeooo:rsid="001d2b15" officeooo:paragraph-rsid="004565a5" style:font-size-asian="10pt" style:font-size-complex="10pt"/>
    </style:style>
    <style:style style:name="P12" style:family="paragraph" style:parent-style-name="Standard">
      <style:text-properties fo:color="#111111" style:font-name="Nazli" fo:font-size="9pt" officeooo:rsid="001f04f4" officeooo:paragraph-rsid="001f04f4" style:font-size-asian="9pt" style:font-size-complex="9pt"/>
    </style:style>
    <style:style style:name="P13" style:family="paragraph" style:parent-style-name="Standard">
      <style:text-properties fo:color="#111111" style:font-name="Nazli" fo:font-size="9pt" officeooo:rsid="003b8228" officeooo:paragraph-rsid="003b8228" style:font-size-asian="9pt" style:font-size-complex="9pt"/>
    </style:style>
    <style:style style:name="P14" style:family="paragraph" style:parent-style-name="Standard">
      <style:text-properties fo:color="#111111" officeooo:rsid="00516dff" officeooo:paragraph-rsid="0052df05"/>
    </style:style>
    <style:style style:name="P15" style:family="paragraph" style:parent-style-name="Standard">
      <loext:graphic-properties draw:fill="solid" draw:fill-color="#cc99cc" draw:fill-image-width="0in" draw:fill-image-height="0in"/>
      <style:paragraph-properties fo:background-color="#cc99cc" style:shadow="none"/>
      <style:text-properties fo:color="#111111" style:font-name="Nazli" fo:font-size="10pt" officeooo:rsid="0019a5eb" officeooo:paragraph-rsid="002c30d5" style:font-size-asian="10pt" style:font-size-complex="10pt"/>
    </style:style>
    <style:style style:name="P16" style:family="paragraph" style:parent-style-name="Standard">
      <loext:graphic-properties draw:fill="solid" draw:fill-color="#cc99cc" draw:fill-image-width="0in" draw:fill-image-height="0in"/>
      <style:paragraph-properties fo:background-color="#cc99cc" style:shadow="none"/>
      <style:text-properties fo:color="#111111" style:font-name="Nazli" fo:font-size="10pt" officeooo:rsid="0019a5eb" officeooo:paragraph-rsid="002ab2b3" style:font-size-asian="10pt" style:font-size-complex="10pt"/>
    </style:style>
    <style:style style:name="P17" style:family="paragraph" style:parent-style-name="Standard">
      <loext:graphic-properties draw:fill="solid" draw:fill-color="#cc99cc" draw:fill-image-width="0in" draw:fill-image-height="0in"/>
      <style:paragraph-properties fo:background-color="#cc99cc" style:shadow="none"/>
      <style:text-properties fo:color="#111111" style:font-name="Nazli" fo:font-size="10pt" fo:font-weight="normal" officeooo:rsid="001d2b15" officeooo:paragraph-rsid="0033bd5a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="solid" draw:fill-color="#cc99cc" draw:fill-image-width="0in" draw:fill-image-height="0in"/>
      <style:paragraph-properties fo:background-color="#cc99cc" style:shadow="none"/>
      <style:text-properties fo:color="#111111" style:font-name="Nazli" fo:font-size="10pt" fo:font-weight="normal" officeooo:rsid="001d2b15" officeooo:paragraph-rsid="004c97d1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="solid" draw:fill-color="#cc99cc" draw:fill-image-width="0in" draw:fill-image-height="0in"/>
      <style:paragraph-properties fo:background-color="#cc99cc" style:shadow="none"/>
      <style:text-properties fo:color="#111111" style:font-name="Nazli" fo:font-size="10pt" fo:font-style="normal" fo:font-weight="normal" officeooo:rsid="0019a5eb" officeooo:paragraph-rsid="0033bd5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loext:graphic-properties draw:fill="solid" draw:fill-color="#cc99cc" draw:fill-image-width="0in" draw:fill-image-height="0in"/>
      <style:paragraph-properties fo:background-color="#cc99cc" style:shadow="none"/>
      <style:text-properties fo:color="#111111" style:font-name="Nazli" fo:font-size="10pt" fo:font-style="normal" fo:font-weight="normal" officeooo:rsid="001d2b15" officeooo:paragraph-rsid="0033bd5a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loext:graphic-properties draw:fill="solid" draw:fill-color="#cc99cc" draw:fill-image-width="0in" draw:fill-image-height="0in"/>
      <style:paragraph-properties fo:background-color="#cc99cc" style:shadow="none"/>
      <style:text-properties fo:color="#111111" style:font-name="Nazli" fo:font-size="10pt" fo:font-style="normal" fo:font-weight="normal" officeooo:rsid="001d2b15" officeooo:paragraph-rsid="004c97d1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fo:color="#111111" style:font-name="Nazli" fo:font-size="10pt" fo:font-style="italic" fo:font-weight="normal" officeooo:rsid="0019d737" officeooo:paragraph-rsid="004565a5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text-properties fo:color="#111111" style:font-name="Nazli" fo:font-size="10pt" fo:font-style="italic" fo:font-weight="normal" officeooo:rsid="0019d737" officeooo:paragraph-rsid="0036c7c6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loext:graphic-properties draw:fill="solid" draw:fill-color="#cc99ff" draw:fill-image-width="0in" draw:fill-image-height="0in"/>
      <style:paragraph-properties fo:background-color="#cc99ff"/>
      <style:text-properties fo:color="#111111" style:font-name="Nazli" fo:font-size="10pt" fo:font-style="italic" fo:font-weight="normal" officeooo:rsid="0019d737" officeooo:paragraph-rsid="002f6fc2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loext:graphic-properties draw:fill="solid" draw:fill-color="#83caff" draw:fill-image-width="0in" draw:fill-image-height="0in"/>
      <style:paragraph-properties fo:background-color="#83caff"/>
      <style:text-properties fo:color="#111111" style:font-name="Nazli" fo:font-size="10pt" officeooo:rsid="00104210" officeooo:paragraph-rsid="0079a2f3" style:font-size-asian="10pt" style:font-size-complex="10pt"/>
    </style:style>
    <style:style style:name="P26" style:family="paragraph" style:parent-style-name="Standard">
      <loext:graphic-properties draw:fill="solid" draw:fill-color="#e6e6ff" draw:fill-image-width="0in" draw:fill-image-height="0in"/>
      <style:paragraph-properties fo:background-color="#e6e6ff"/>
      <style:text-properties fo:color="#111111" style:font-name="Nazli" fo:font-size="10pt" officeooo:rsid="001bbfca" officeooo:paragraph-rsid="007a582c" style:font-size-asian="10pt" style:font-size-complex="10pt"/>
    </style:style>
    <style:style style:name="P27" style:family="paragraph" style:parent-style-name="Standard">
      <loext:graphic-properties draw:fill="solid" draw:fill-color="#cc99cc" draw:fill-image-width="0in" draw:fill-image-height="0in"/>
      <style:paragraph-properties fo:background-color="#cc99cc" style:shadow="none"/>
      <style:text-properties fo:color="#111111" style:font-name="Nazli" fo:font-size="10pt" officeooo:rsid="002c30d5" officeooo:paragraph-rsid="002f0af3" style:font-size-asian="10pt" style:font-size-complex="10pt"/>
    </style:style>
    <style:style style:name="P28" style:family="paragraph" style:parent-style-name="Standard">
      <loext:graphic-properties draw:fill="solid" draw:fill-color="#cc99cc" draw:fill-image-width="0in" draw:fill-image-height="0in"/>
      <style:paragraph-properties fo:background-color="#cc99cc" style:shadow="none"/>
      <style:text-properties fo:color="#111111" style:font-name="Nazli" fo:font-size="10pt" fo:font-style="normal" fo:font-weight="normal" officeooo:rsid="001c418d" officeooo:paragraph-rsid="0033bd5a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loext:graphic-properties draw:fill="solid" draw:fill-color="#cc99cc" draw:fill-image-width="0in" draw:fill-image-height="0in"/>
      <style:paragraph-properties fo:background-color="#cc99cc" style:shadow="none"/>
      <style:text-properties fo:color="#111111" style:font-name="Nazli" fo:font-size="10pt" fo:font-style="normal" fo:font-weight="normal" officeooo:rsid="001d2b15" officeooo:paragraph-rsid="0033bd5a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loext:graphic-properties draw:fill="solid" draw:fill-color="#ffffff" draw:fill-image-width="0in" draw:fill-image-height="0in"/>
      <style:paragraph-properties fo:background-color="#ffffff" style:shadow="none"/>
      <style:text-properties fo:color="#111111" style:font-name="Nazli" fo:font-size="10pt" fo:font-style="italic" fo:font-weight="normal" officeooo:rsid="0019d737" officeooo:paragraph-rsid="004c97d1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loext:graphic-properties draw:fill="solid" draw:fill-color="#cc99cc" draw:fill-image-width="0in" draw:fill-image-height="0in"/>
      <style:paragraph-properties fo:background-color="#cc99cc" style:shadow="none"/>
      <style:text-properties fo:color="#111111" style:font-name="Nazli" fo:font-size="10pt" fo:font-weight="normal" officeooo:rsid="001d2b15" officeooo:paragraph-rsid="002f6fc2" style:font-size-asian="10pt" style:font-weight-asian="normal" style:font-size-complex="10pt" style:font-weight-complex="normal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 draw:fill-color="#ffffff"/>
      <style:text-properties fo:color="#111111" style:font-name="Nazli"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="none" draw:fill-color="#ffffff"/>
      <style:text-properties fo:color="#111111" style:font-name="Nazli" fo:font-size="10pt" style:font-size-asian="10pt" style:font-size-complex="10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text-properties fo:color="#111111" style:font-name="Nazli" fo:font-size="10pt" fo:font-style="italic" style:font-size-asian="10pt" style:font-style-asian="italic" style:font-size-complex="10pt" style:font-style-complex="italic"/>
    </style:style>
    <style:style style:name="T1" style:family="text">
      <style:text-properties officeooo:rsid="0011d4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fa2a2" style:font-weight-asian="bold" style:font-weight-complex="bold"/>
    </style:style>
    <style:style style:name="T4" style:family="text">
      <style:text-properties fo:font-weight="bold" officeooo:rsid="004181e0" style:font-weight-asian="bold" style:font-weight-complex="bold"/>
    </style:style>
    <style:style style:name="T5" style:family="text">
      <style:text-properties fo:font-weight="bold" officeooo:rsid="0048c05e" style:font-weight-asian="bold" style:font-weight-complex="bold"/>
    </style:style>
    <style:style style:name="T6" style:family="text">
      <style:text-properties fo:font-weight="bold" officeooo:rsid="006fe273" style:font-weight-asian="bold" style:font-weight-complex="bold"/>
    </style:style>
    <style:style style:name="T7" style:family="text">
      <style:text-properties officeooo:rsid="001c418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ab2b3"/>
    </style:style>
    <style:style style:name="T10" style:family="text">
      <style:text-properties officeooo:rsid="002c30d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c30d5" style:font-style-asian="italic" style:font-style-complex="italic"/>
    </style:style>
    <style:style style:name="T13" style:family="text">
      <style:text-properties style:font-name="Nazli" fo:font-size="9pt" style:font-size-asian="9pt" style:font-size-complex="9pt"/>
    </style:style>
    <style:style style:name="T14" style:family="text">
      <style:text-properties style:font-name="Nazli" fo:font-size="9pt" officeooo:rsid="003d4d75" style:font-size-asian="9pt" style:font-size-complex="9pt"/>
    </style:style>
    <style:style style:name="T15" style:family="text">
      <style:text-properties style:font-name="Nazli" fo:font-size="9pt" officeooo:rsid="0052df05" style:font-size-asian="9pt" style:font-size-complex="9pt"/>
    </style:style>
    <style:style style:name="T16" style:family="text">
      <style:text-properties officeooo:rsid="0079a2f3"/>
    </style:style>
    <style:style style:name="T17" style:family="text">
      <style:text-properties fo:color="#111111" style:font-name="Nazli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111111" style:font-name="Nazli" fo:font-size="10pt" style:font-size-asian="10pt" style:font-size-complex="10pt"/>
    </style:style>
    <style:style style:name="T19" style:family="text">
      <style:text-properties fo:color="#111111" style:font-name="Nazli" fo:font-size="10pt" fo:font-style="italic" style:font-size-asian="10pt" style:font-style-asian="italic" style:font-size-complex="10pt" style:font-style-complex="italic"/>
    </style:style>
    <style:style style:name="gr1" style:family="graphic">
      <style:graphic-properties draw:fill="none" draw:textarea-vertical-align="middle" draw:auto-grow-height="false" fo:min-height="0.7201in" fo:min-width="0.0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vertical-align="middle" draw:auto-grow-height="false" fo:min-height="0.9953in" fo:min-width="0.0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vertical-align="middle" draw:auto-grow-height="false" fo:min-height="1.9256in" fo:min-width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vertical-align="middle" draw:auto-grow-height="false" fo:min-height="0.1917in" fo:min-width="0.0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textarea-vertical-align="middle" draw:auto-grow-height="false" fo:min-height="0.1917in" fo:min-width="0.0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vertical-align="middle" draw:auto-grow-height="false" fo:min-height="0.7335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vertical-align="middle" draw:auto-grow-height="false" fo:min-height="0.7417in" fo:min-width="0.0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lassifi</text:span><text:span text:style-name="T3">cation of </text:span><text:span text:style-name="T5">T</text:span><text:span text:style-name="T3">rypanosomatids</text:span><text:span text:style-name="T2"> based on </text:span><text:span text:style-name="T4">works</text:span><text:span text:style-name="T2"> </text:span><text:span text:style-name="T4">[</text:span><text:span text:style-name="T2">1, 2</text:span><text:span text:style-name="T4">, </text:span><text:span text:style-name="T6">3]</text:span></text:p>
      <text:p text:style-name="P3"><draw:custom-shape text:anchor-type="paragraph" draw:z-index="0" draw:name="Shape1" draw:style-name="gr1" draw:text-style-name="P32" svg:width="0.1795in" svg:height="0.7594in" svg:x="1.2535in" svg:y="0.0264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8"><text:tab/><text:tab/><text:tab/>T. Brucei</text:span> : (<text:span text:style-name="T11">TbruceigambienseDAL972, TbruceiLister427, TbruceiTREU927</text:span>)</text:p>
      <text:p text:style-name="P3"><draw:frame text:anchor-type="paragraph" draw:z-index="1" draw:name="Shape2" draw:style-name="gr2" draw:text-style-name="P33" svg:width="1.1232in" svg:height="0.2677in" svg:x="0.0563in" svg:y="0.0693in"><draw:text-box><text:p><text:span text:style-name="T17">African Trypanosome</text:span></text:p></draw:text-box></draw:frame><text:tab/><text:tab/><text:tab/>T. Evansi: (<text:span text:style-name="T11">TevansiSTIB805</text:span>)</text:p>
      <text:p text:style-name="P3"><text:tab/><text:tab/><text:tab/>T. congolense (<text:span text:style-name="T11">TcongolenseIL3000</text:span>)</text:p>
      <text:p text:style-name="P4"><text:tab/><text:tab/><text:tab/>TvivaxY486</text:p>
      <text:p text:style-name="P22"/>
      <text:p text:style-name="P5"><text:tab/><text:tab/><text:tab/>T. Theileri <text:span text:style-name="T1">(TtheileriEdinburgh) </text:span></text:p>
      <text:p text:style-name="P22"><draw:custom-shape text:anchor-type="paragraph" draw:z-index="2" draw:name="Shape3" draw:style-name="gr3" draw:text-style-name="P32" svg:width="0.1941in" svg:height="1.0496in" svg:x="1.298in" svg:y="0.1984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5"><text:tab/><text:tab/><text:tab/> T. Rangeli <text:span text:style-name="T16">(TrangeliSC58)</text:span></text:p>
      <text:p text:style-name="P6"><draw:frame text:anchor-type="paragraph" draw:z-index="3" draw:name="Shape4" draw:style-name="gr4" draw:text-style-name="P33" svg:width="1.2949in" svg:height="0.2386in" svg:x="0.0409in" svg:y="0.1402in"><draw:text-box><text:p><text:span text:style-name="T17">American Trypanosome</text:span></text:p></draw:text-box></draw:frame><text:span text:style-name="T8"><text:tab/><text:tab/><text:tab/> T. Cruzi</text:span><text:span text:style-name="T2"> </text:span><text:span text:style-name="T11">(TcruziCLBrener, TcruziCLBrenerEsmeraldo-like, TcruziCLBrenerNon-Esmeraldo-like, <text:tab/><text:tab/><text:tab/><text:tab/> TcruzicruziDm28c, TcruziDm28c, TcruziEsmeraldo, TcruziJRcl4, TcruzimarinkelleiB7, TcruziSylvioX10-1, <text:tab/><text:tab/><text:tab/> TcruziSylvioX10-1-2012, TcruziTulacl2, )</text:span></text:p>
      <text:p text:style-name="P6"><text:tab/><text:tab/><text:tab/> T. Grayi: (<text:span text:style-name="T11">TgrayiANR4</text:span>)</text:p>
      <text:p text:style-name="P22"/>
      <text:p text:style-name="P7"><text:tab/><text:tab/><text:tab/>BayalaiB08-376 </text:p>
      <text:p text:style-name="P22"><draw:custom-shape text:anchor-type="paragraph" draw:z-index="14" draw:name="Shape13" draw:style-name="gr12" draw:text-style-name="P32" svg:width="0.1343in" svg:height="0.7823in" svg:x="1.261in" svg:y="0.2028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9"><text:tab/><text:tab/><text:tab/>CfasciculataCfCl</text:p>
      <text:p text:style-name="P26"><text:tab/><text:tab/><text:tab/>LseymouriATCC30220</text:p>
      <text:p text:style-name="P26"><text:span text:style-name="T7"><text:tab/><text:tab/><text:tab/>LpyrrhocorisH10</text:span></text:p>
      <text:p text:style-name="P9"><text:tab/><text:tab/><text:tab/>LspMARLEM2494</text:p>
      <text:p text:style-name="P22"><draw:custom-shape text:anchor-type="paragraph" draw:z-index="4" draw:name="Shape5" draw:style-name="gr5" draw:text-style-name="P32" svg:width="0.1713in" svg:height="2.0315in" svg:x="1.2618in" svg:y="0.1862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6"><text:span text:style-name="T9"><text:tab/><text:tab/><text:tab/>L major: (</text:span><text:span text:style-name="T11">LmajorFriedlin, LmajorLV39c5, LmajorSD75</text:span><text:span text:style-name="T9">)</text:span></text:p>
      <text:p text:style-name="P15"><text:span text:style-name="T10"><text:tab/><text:tab/><text:tab/>L donovani: (</text:span><text:span text:style-name="T12">LdonovaniBHU1220, LdonovaniBPK282A1</text:span><text:span text:style-name="T10">)</text:span></text:p>
      <text:p text:style-name="P27"><text:tab/><text:tab/><text:tab/>LinfantumJPCM5</text:p>
      <text:p text:style-name="P17"><text:tab/><text:tab/><text:tab/>LturanicaLEM423</text:p>
      <text:p text:style-name="P18"><draw:frame text:anchor-type="paragraph" draw:z-index="5" draw:name="Shape6" draw:style-name="gr6" draw:text-style-name="P34" svg:width="0.7449in" svg:height="0.2114in" svg:x="0.3909in" svg:y="0.0346in"><draw:text-box><text:p><text:span text:style-name="T18"><text:s text:c="3"/></text:span><text:span text:style-name="T18">Leishmania</text:span></text:p></draw:text-box></draw:frame><text:tab/><text:tab/><text:tab/>LarabicaLEM1108</text:p>
      <text:p text:style-name="P19"><text:tab/><text:tab/><text:tab/>L amazonensis: LamazonensisMHOMBR71973M2269</text:p>
      <text:p text:style-name="P28"><text:tab/><text:tab/><text:tab/>LmexicanaMHOMGT2001U1103</text:p>
      <text:p text:style-name="P20"><text:tab/><text:tab/><text:tab/>LtropicaL590</text:p>
      <text:p text:style-name="P21"><text:tab/><text:tab/><text:tab/>LaethiopicaL147</text:p>
      <text:p text:style-name="P20"><text:tab/><text:tab/><text:tab/>LgerbilliLEM452</text:p>
      <text:p text:style-name="P30"/>
      <text:p text:style-name="P31"><draw:frame text:anchor-type="paragraph" draw:z-index="6" draw:name="Shape7" draw:style-name="gr7" draw:text-style-name="P34" svg:width="1.5185in" svg:height="0.2161in" svg:x="-0.0035in" svg:y="0.0043in"><draw:text-box><text:p><text:span text:style-name="T18">Leishmania enrietti complex:</text:span></text:p></draw:text-box></draw:frame><draw:custom-shape text:anchor-type="paragraph" draw:z-index="7" draw:name="Shape8" draw:style-name="gr8" draw:text-style-name="P32" svg:width="0.0898in" svg:height="0.2016in" svg:x="1.4252in" svg:y="0.0043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text:tab/><text:tab/> <text:s/>LenriettiiLEM3045 </text:p>
      <text:p text:style-name="P30"><draw:frame text:anchor-type="paragraph" draw:z-index="9" draw:name="Shape9" draw:style-name="gr7" draw:text-style-name="P34" svg:width="1.4886in" svg:height="0.2161in" svg:x="0.0189in" svg:y="0.2in"><draw:text-box><text:p><text:span text:style-name="T18">Leishmania (Sauroleishmania)</text:span></text:p></draw:text-box></draw:frame></text:p>
      <text:p text:style-name="P28"><draw:custom-shape text:anchor-type="paragraph" draw:z-index="8" draw:name="Shape8" draw:style-name="gr9" draw:text-style-name="P32" svg:width="0.0898in" svg:height="0.2016in" svg:x="1.4693in" svg:y="0.0043in"><text:p text:style-name="P35"><text:s/></text:p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text:tab/><text:tab/> <text:s text:c="2"/>L tarentolae: LtarentolaeParrotTarII </text:p>
      <text:p text:style-name="P23"><draw:frame text:anchor-type="paragraph" draw:z-index="11" draw:name="Shape10" draw:style-name="gr6" draw:text-style-name="P36" svg:width="0.7961in" svg:height="0.2114in" svg:x="0.5252in" svg:y="0.2047in"><draw:text-box><text:p><text:span text:style-name="T19">paraleishmana</text:span></text:p></draw:text-box></draw:frame></text:p>
      <text:p text:style-name="P24"><draw:custom-shape text:anchor-type="paragraph" draw:z-index="10" draw:name="Shape8" draw:style-name="gr8" draw:text-style-name="P32" svg:width="0.0898in" svg:height="0.2016in" svg:x="1.4252in" svg:y="0.0043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text:tab/><text:tab/> EmonterogeiiLV88</text:p>
      <text:p text:style-name="P11">.</text:p>
      <text:p text:style-name="P10"><draw:custom-shape text:anchor-type="paragraph" draw:z-index="12" draw:name="Shape11" draw:style-name="gr10" draw:text-style-name="P32" svg:width="0.1567in" svg:height="0.774in" svg:x="1.2835in" svg:y="0.0209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13" draw:name="Shape12" draw:style-name="gr11" draw:text-style-name="P34" svg:width="1.0043in" svg:height="0.4248in" svg:x="0.1898in" svg:y="0.1492in"><draw:text-box><text:p><text:span text:style-name="T18">Leishmania </text:span></text:p><text:p><text:span text:style-name="T18">Viannia subgenus:</text:span></text:p></draw:text-box></draw:frame><text:tab/><text:tab/><text:tab/>LbraziliensisMHOMBR75M2904</text:p>
      <text:p text:style-name="P10"><text:tab/><text:tab/><text:tab/>LbraziliensisMHOMBR75M2903</text:p>
      <text:p text:style-name="P10"><text:tab/><text:tab/><text:tab/>LpanamensisMHOMPA94PSC1</text:p>
      <text:p text:style-name="P10"><text:tab/><text:tab/><text:tab/>LpanamensisMHOMCOL81L13</text:p>
      <text:p text:style-name="P22"/>
      <text:p text:style-name="P8"><text:tab/><text:tab/><text:tab/>PconfusumCUL13</text:p>
      <text:p text:style-name="P12"><text:soft-page-break/></text:p>
      <text:p text:style-name="P1"><text:span text:style-name="T14">1. </text:span><text:span text:style-name="T13">Austin L Hughes, Helen Piontkivska: </text:span><text:a xlink:type="simple" xlink:href="https://www.ncbi.nlm.nih.gov/pmc/articles/PMC270072/" text:style-name="Internet_20_link" text:visited-style-name="Visited_20_Internet_20_Link"><text:span text:style-name="T13">Molecular phylogenetics of Trypanosomatidae: contrasting results from 18S rRNA and protein phylogenies</text:span></text:a><text:span text:style-name="T13">, 2003</text:span></text:p>
      <text:p text:style-name="P13"/>
      <text:p text:style-name="P1"><text:span text:style-name="T14">2. </text:span><text:span text:style-name="T13">de Souza, Pavoni, Krieger, Ludwig: </text:span><text:a xlink:type="simple" xlink:href="https://www.nature.com/articles/s41598-017-18865-y" text:style-name="Internet_20_link" text:visited-style-name="Visited_20_Internet_20_Link"><text:span text:style-name="T13">Evolutionary analyses of myosin genes in trypanosomatids show a history of expansion, secondary losses and neofunctionalization</text:span></text:a><text:span text:style-name="T13">, 2018</text:span></text:p>
      <text:p text:style-name="P14"><text:span text:style-name="T13">3. </text:span><text:span text:style-name="T15">Pothirat T, Tantiworawit A, Chaiwarith R, Jariyapan N, Wannasan A, et al: </text:span><text:span text:style-name="T13"><text:s/></text:span><text:a xlink:type="simple" xlink:href="https://journals.plos.org/plosntds/article?id=10.1371/journal.pntd.0003339" text:style-name="Internet_20_link" text:visited-style-name="Visited_20_Internet_20_Link"><text:span text:style-name="T13">First Isolation of Leishmania from Northern Thailand: Case Report, Identification as Leishmania martiniquensis and Phylogenetic Position within the Leishmania enriettii Complex</text:span></text:a><text:span text:style-name="T13">, </text:span><text:span text:style-name="T15">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2:54:07.987159329</meta:creation-date>
    <dc:date>2019-02-03T18:35:22.188166917</dc:date>
    <meta:editing-duration>PT3H21M16S</meta:editing-duration>
    <meta:editing-cycles>94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157" meta:character-count="1712" meta:non-whitespace-character-count="1475"/>
  </office:meta>
</office:document-meta>
</file>